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 style:master-page-name="MP0">
      <style:paragraph-properties style:page-number="auto" fo:break-before="page"/>
      <style:text-properties fo:language="pt" fo:country="BR"/>
    </style:style>
    <style:style style:name="T1" style:family="text">
      <style:text-properties officeooo:rsid="0001c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 FUNCIONAIS</text:p>
      <text:p text:style-name="P1"/>
      <text:p text:style-name="P1">RF01 O Administrador deve cadastrar imóvel.</text:p>
      <text:p text:style-name="P1">RF02 O Administrador deve alterar dados do imóvel.</text:p>
      <text:p text:style-name="P1">RF03 O Administrador deve excluir imóvel.</text:p>
      <text:p text:style-name="P1">RF04 O Administrador deve cadastrar Corretor.</text:p>
      <text:p text:style-name="P1">RF05 O Administrador deve alterar dados Corretor.</text:p>
      <text:p text:style-name="P1">RF06 O Administrador deve excluir Corretor.</text:p>
      <text:p text:style-name="P1">RF07 O Administrador deve registrar abertura do contrato de venda de imóvel.</text:p>
      <text:p text:style-name="P1">RF08 O Administrador deve registrar abertura do contrato de aluguel de imóvel.</text:p>
      <text:p text:style-name="P1">RF09 O Administrador deve registrar fechamento de contrato de venda de imóvel.</text:p>
      <text:p text:style-name="P1">RF10 O Administrador deve registrar fechamento de contrato de aluguel de imóvel.</text:p>
      <text:p text:style-name="P1">RF11 O Administrador deve alterar dados de contrato de aluguel.</text:p>
      <text:p text:style-name="P1">RF12 O Administrador deve alterar dados de contrato de venda.</text:p>
      <text:p text:style-name="P1">RF13 O Corretor deve registrar abertura do contrato de venda de imóvel.</text:p>
      <text:p text:style-name="P1">RF14 O Corretor deve registrar abertura do contrato de aluguel de imóvel.</text:p>
      <text:p text:style-name="P1">RF15 O Corretor deve alterar dados dos contratos em aberto.</text:p>
      <text:p text:style-name="P1">RF16 O Administrador deve poder cancelar contrato em aberto.</text:p>
      <text:p text:style-name="P1">RF17 O Administrador deve poder renovar contrato de aluguel de imóvel.</text:p>
      <text:p text:style-name="P1">RF18 O Administrador deve poder consultar todos os contratos de imóvel.</text:p>
      <text:p text:style-name="P1">RF19 O Administrador deve cadastrar Proprietário.</text:p>
      <text:p text:style-name="P1">RF20 O Administrador deve cadastrar Locatário.</text:p>
      <text:p text:style-name="P1">RF21 O Administrador deve cadastrar Comprador.</text:p>
      <text:p text:style-name="P1">RF22 O Administrador altera dados do Proprietário.</text:p>
      <text:p text:style-name="P1">RF23 O Administrador altera dados do Locatário.</text:p>
      <text:p text:style-name="P1">RF24 O Administrador altera dados do Comprador.</text:p>
      <text:p text:style-name="P1">RF25 O sistema deve gerar relatório com todos os imóveis cadastrados.</text:p>
      <text:p text:style-name="P1">RF26 O sistema deve gerar relatório com todos os imóveis a venda.</text:p>
      <text:p text:style-name="P1">RF27 O sistema deve gerar relatório com todos os imóveis disponíveis para aluguel.</text:p>
      <text:p text:style-name="P1">RF28 O sistema deve gerar relatório com todos os Compradores cadastrados.</text:p>
      <text:p text:style-name="P1">RF29 O sistema deve gerar relatório com todos os Locatários cadastrados.</text:p>
      <text:p text:style-name="P1">RF30 O sistema deve gerar relatório com todos os Proprietários cadastrados.</text:p>
      <text:p text:style-name="P1">RF31 O sistema deve gerar relatório com todos os Corretores cadastrado<text:span text:style-name="T1">s.</text:span></text:p>
      <text:p text:style-name="P1">RF32 O sistema deve gerar relatório com todos os contratos de aluguel vigentes.</text:p>
      <text:p text:style-name="P1">RF33 O Administrador poderá consultar os imóveis por tipo do imóvel.</text:p>
      <text:p text:style-name="P1">RF34 O Administrador poderá consultar os imóveis por cidade e bairro.</text:p>
      <text:p text:style-name="P1">RF35 O Corretor poderá consultar os imóveis por tipo do imóvel.</text:p>
      <text:p text:style-name="P1">RF36 O Corretor poderá consultar os imóveis por cidade e bairro.</text:p>
      <text:p text:style-name="P1">RF37 O Administrador poderá consultar por nome os Compradores cadastrados.</text:p>
      <text:p text:style-name="P1">RF38 O Administrador poderá consultar por nome os Locatários cadastrados.</text:p>
      <text:p text:style-name="P1">RF39 O Administrador poderá consultar por nome os Proprietários cadastrados.</text:p>
      <text:p text:style-name="P1">RF40 O Administrador poderá consultar por CPF os Compradores cadastrados.</text:p>
      <text:p text:style-name="P1">RF41 O Administrador poderá consultar por CPF os Locatários cadastrados.</text:p>
      <text:p text:style-name="P1">RF42 O Administrador poderá consultar por CPF os Proprietários cadastrados.</text:p>
      <text:p text:style-name="P1">RF43 O Corretor poderá consultar nome os Compradores cadastrados.</text:p>
      <text:p text:style-name="P1">RF44 O Corretor poderá consultar nome os Locatários cadastrados.</text:p>
      <text:p text:style-name="P1">RF45 O Corretor poderá consultar nome os Proprietários cadastrados.</text:p>
      <text:p text:style-name="P1">RF46 O Corretor poderá consultar CPF os Compradores cadastrados. </text:p>
      <text:p text:style-name="P1">RF47 O Corretor poderá consultar CPF os Locatários cadastrados.</text:p>
      <text:p text:style-name="P1"><text:soft-page-break/>RF48 O Corretor poderá consultar CPF os Proprietários cadastrados.</text:p>
      <text:p text:style-name="P1">RF49 O Administrador pode cadastrar outros Administradores no sistema.</text:p>
      <text:p text:style-name="P1">RF50 O Administrador pode alterar seus próprios dados de cadastr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1-24T23:20:00Z</meta:creation-date>
    <dc:date>2019-02-01T11:46:17.379921457</dc:date>
    <meta:editing-cycles>6</meta:editing-cycles>
    <meta:editing-duration>PT22M39S</meta:editing-duration>
    <meta:document-statistic meta:table-count="0" meta:image-count="0" meta:object-count="0" meta:page-count="2" meta:paragraph-count="51" meta:word-count="483" meta:character-count="3237" meta:non-whitespace-character-count="2804"/>
    <meta:template xlink:type="simple" xlink:actuate="onRequest" xlink:title="" xlink:href="Normal.dotm"/>
  </office:meta>
</office:document-meta>
</file>